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Validator.countToken( String token , String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Validator.UrlValidator(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isValidPath(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lValidator.Url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Validator.isValidAuthority( String authority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UrlValidator.UrlValidator( String [ ] sche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rlValidator.UrlValidator( String [ ] schemes , int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Validator.isValid(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rlValidator.isValidScheme( String sche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lValidator.isValidQuery( String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Validator.isValidFragment( String frag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